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officeooo:rsid="001f7222" officeooo:paragraph-rsid="001f7222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1pt" fo:font-weight="bold" officeooo:rsid="00254a8d" officeooo:paragraph-rsid="00254a8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officeooo:rsid="002c119c" officeooo:paragraph-rsid="002c119c" style:font-size-asian="11pt" style:font-weight-asian="bold" style:font-size-complex="11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1pt" fo:font-weight="normal" officeooo:rsid="0026ed75" officeooo:paragraph-rsid="0026ed75" style:font-size-asian="11pt" style:font-weight-asian="normal" style:font-size-complex="11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1pt" fo:font-weight="normal" officeooo:rsid="0028c011" officeooo:paragraph-rsid="0028c011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1pt" fo:font-weight="normal" officeooo:rsid="002a61ad" officeooo:paragraph-rsid="002a61ad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2d1f9f" officeooo:paragraph-rsid="002d1f9f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6ed75" style:font-weight-asian="normal" style:font-weight-complex="normal"/>
    </style:style>
    <style:style style:name="T3" style:family="text">
      <style:text-properties fo:font-weight="normal" officeooo:rsid="002ac43b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FTAR PUSTAKA</text:p>
      <text:p text:style-name="P1"/>
      <text:p text:style-name="P7">- Ale Ude.2010. ” <text:span text:style-name="T4">Robot Vision</text:span> ”.In-Tech:Croatia</text:p>
      <text:p text:style-name="P7">- Andor Team.2012.” <text:span text:style-name="T4">Digital Camera Fundamentals</text:span>”. Andor Publisher: USA</text:p>
      <text:p text:style-name="P7">- Browning, Brett.2013. ” <text:span text:style-name="T4">Real-Time, Adaptive Color-based Robot Vision</text:span> ”.Carnigie Mellon University:USA</text:p>
      <text:p text:style-name="P7">- Chao, Fei.2014. ” <text:span text:style-name="T4">A developmental approach to robotic pointing via humanrobot interaction</text:span> ”.Xiamen University:China</text:p>
      <text:p text:style-name="P7">- Honda Team.2007. ” <text:span text:style-name="T4">Asimo Technical Information</text:span> ” Honda Press:Japan</text:p>
      <text:p text:style-name="P7">- Aldebaran Robotics.2012 ” <text:span text:style-name="T4">Nao Technical Datasheet</text:span> ” Aldebaran Press:France</text:p>
      <text:p text:style-name="P7">- Robotis.2012 ” <text:span text:style-name="T4">Darwin-Op Technical Manual</text:span> ” Robotis Inc:Korea</text:p>
      <text:p text:style-name="P7">- Upton, Eben.2012 ” <text:span text:style-name="T4">RaspberryPi User Guide</text:span>”.RaspberrPi.org:UK</text:p>
      <text:p text:style-name="P7">- OpenCV Team.2014” <text:span text:style-name="T4">The OpenCV Reference Manual</text:span> ” OpenCV.org:USA</text:p>
      <text:p text:style-name="P7">- Phillips, Dwyne.2000 ” <text:span text:style-name="T4">Image Processing in C</text:span> ” R&amp;D Publisher: USA.</text:p>
      <text:p text:style-name="P7">- Zhou, Huiyu.2010 ” <text:span text:style-name="T4">Digital Image Processing Part</text:span> I ” BookBon: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7:16:37.643629443</meta:creation-date>
    <dc:date>2015-01-07T22:47:46.901089040</dc:date>
    <meta:editing-duration>PT4H1M24S</meta:editing-duration>
    <meta:editing-cycles>15</meta:editing-cycles>
    <meta:generator>LibreOffice/4.2.3.3$Linux_x86 LibreOffice_project/420m0$Build-3</meta:generator>
    <meta:document-statistic meta:table-count="0" meta:image-count="0" meta:object-count="0" meta:page-count="1" meta:paragraph-count="12" meta:word-count="113" meta:character-count="820" meta:non-whitespace-character-count="719"/>
  </office:meta>
</office:document-meta>
</file>